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secondary-fill-color="#000000" draw:fill-gradient-name="Rainbow" draw:gradient-step-count="0" draw:opacity="100%" draw:textarea-horizontal-align="center" draw:textarea-vertical-align="middle" draw:auto-grow-height="false" draw:fit-to-size="false" style:shrink-to-fit="false" fo:min-height="2.25cm" fo:min-width="17.501cm" fo:padding-top="0.131cm" fo:padding-bottom="0.131cm" fo:padding-left="0.25cm" fo:padding-right="0.25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border="0.28pt solid #6b5e9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6633" draw:secondary-fill-color="#000000" draw:fill-gradient-name="Rainbow" draw:gradient-step-count="0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14.098cm" svg:height="9.619cm" svg:x="4.594cm" svg:y="3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3d:scene draw:style-name="gr2" svg:width="10.5cm" svg:height="10.5cm" svg:x="13.5cm" svg:y="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custom-shape draw:style-name="gr4" draw:text-style-name="P2" draw:layer="layout" svg:width="18cm" svg:height="2.511cm" svg:x="5cm" svg:y="5.489cm">
          <text:p text:style-name="P1"><text:span text:style-name="T1">PraktiCalc 1.5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10" dr3d:projection="parallel" draw:extrusion-color="true" draw:extrusion-depth="1cm 0" draw:extrusion-viewpoint="(3.472cm 3.472cm 25cm)" draw:extrusion-origin="0.5 0.5" draw:extrusion-skew="50 135" dr3d:shade-mode="flat" draw:extrusion-diffusion="122%" draw:extrusion-specularity="122%" draw:text-areas="0 0 21600 21600" draw:text-path="true" draw:text-path-mode="shape" draw:text-path-scale="path" draw:text-path-same-letter-heights="false" draw:type="fontwork-fade-up-and-right" draw:modifiers="12907.3170731707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range-y-minimum="6200" draw:handle-range-y-maximum="21600" draw:handle-position="21600 $0" draw:handle-position-x="21600" draw:handle-position-y="$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ainbow" draw:style="radial" draw:cx="50%" draw:cy="100%" draw:start-color="#ffffff" draw:end-color="#ffffff" draw:start-intensity="100%" draw:end-intensity="100%" draw:border="20%">
      <loext:gradient-stop svg:offset="0" loext:color-type="rgb" loext:color-value="#ffffff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ffffff"/>
    </draw:gradient>
    <draw:gradient draw:name="gradient" draw:style="linear" draw:start-color="#000000" draw:end-color="#6b5e9b" draw:start-intensity="100%" draw:end-intensity="100%" draw:angle="0deg" draw:border="0%">
      <loext:gradient-stop svg:offset="0" loext:color-type="rgb" loext:color-value="#000000"/>
      <loext:gradient-stop svg:offset="1" loext:color-type="rgb" loext:color-value="#6b5e9b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17:40:51.218357869</meta:creation-date>
    <dc:date>2026-04-23T19:45:13.319513857</dc:date>
    <meta:editing-duration>PT8M54S</meta:editing-duration>
    <meta:editing-cycles>2</meta:editing-cycles>
    <meta:generator>LibreOffice/25.2.3.2$Linux_X86_64 LibreOffice_project/520$Build-2</meta:generator>
    <meta:document-statistic meta:object-count="27"/>
  </office:meta>
</office:document-meta>
</file>